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5-10-19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5-07-2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5-07-1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5-04-26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5-02-0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5-01-25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4-10-20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4-07-24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4-06-1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4-04-28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4-01-29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3-10-28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3-06-10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3-05-0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3-02-13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2-11-05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2-08-01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2-06-01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2-05-09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2-03-21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2-01-24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1-12-0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1-10-26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1-07-27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1-06-01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1-05-18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1-04-26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1-02-1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1-01-27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0-10-26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0-07-29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0-04-29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0-03-1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0-03-12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20-02-05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9-11-19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9-10-0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9-07-30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9-04-3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9-01-2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8-11-08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8-07-3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8-05-14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8-04-1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8-02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8-02-1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7-11-0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7-08-08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7-06-06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7-05-09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7-02-0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6-11-0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6-08-09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6-05-0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6-02-03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5-10-2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5-08-06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5-05-05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5-01-29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4-11-13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4-07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4-04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4-02-1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3-10-28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3-08-07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3-05-01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3-01-2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2-11-0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2-08-0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2-05-08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1-05-0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1-02-03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1-01-26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1-01-25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0-11-0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0-08-03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0-05-0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10-02-03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9-05-12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9-02-0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8-11-0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8-08-0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8-05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8-01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7-10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7-08-21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7-05-2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7-01-3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6-11-0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6-08-1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6-05-09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6-01-30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5-10-31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5-08-1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5-07-1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5-05-2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5-02-08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4-11-05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4-08-0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4-05-2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4-02-1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3-11-0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3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2-08-1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2-02-1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1-11-1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1-08-1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1-05-0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1-02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0-09-2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0-06-0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200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199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199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199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1997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2V8</text:p>
          </table:table-cell>
          <table:table-cell office:value-type="string" calcext:value-type="string">
            <text:p>Rose Hill</text:p>
          </table:table-cell>
          <table:table-cell office:value-type="string" calcext:value-type="string">
            <text:p>198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74" meta:object-count="0"/>
    <meta:user-defined meta:name="AppVersion">3.0</meta:user-defined>
  </office:meta>
</office:document-meta>
</file>